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21.2mm"/>
    </style:style>
    <style:style style:name="co3" style:family="table-column">
      <style:table-column-properties fo:break-before="auto" style:column-width="42.4mm"/>
    </style:style>
    <style:style style:name="co4" style:family="table-column">
      <style:table-column-properties fo:break-before="auto" style:column-width="42.02mm"/>
    </style:style>
    <style:style style:name="co5" style:family="table-column">
      <style:table-column-properties fo:break-before="auto" style:column-width="67.68mm"/>
    </style:style>
    <style:style style:name="co6" style:family="table-column">
      <style:table-column-properties fo:break-before="auto" style:column-width="64.58mm"/>
    </style:style>
    <style:style style:name="co7" style:family="table-column">
      <style:table-column-properties fo:break-before="auto" style:column-width="20.0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8.31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Test #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est Procedure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Expected Outcome</text:p>
          </table:table-cell>
          <table:table-cell office:value-type="string" calcext:value-type="string">
            <text:p>Actual Outcome</text:p>
          </table:table-cell>
          <table:table-cell office:value-type="string" calcext:value-type="string">
            <text:p>Pass/Fail</text:p>
          </table:table-cell>
        </table:table-row>
        <table:table-row table:style-name="ro2">
          <table:table-cell office:value-type="string" calcext:value-type="string">
            <text:p>BD-SI-1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1)Start Serve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How-To is presented and program terminates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BD-SI-2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1)Start Server</text:p>
          </table:table-cell>
          <table:table-cell office:value-type="string" calcext:value-type="string">
            <text:p>--DEBUG</text:p>
          </table:table-cell>
          <table:table-cell table:number-columns-repeated="2" office:value-type="string" calcext:value-type="string">
            <text:p>Program initializes with verbose output. READY packet is sent localhost to localhost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BD-SI-3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2)Start Server</text:p>
          </table:table-cell>
          <table:table-cell office:value-type="string" calcext:value-type="string">
            <text:p>--LEAVE</text:p>
          </table:table-cell>
          <table:table-cell table:number-columns-repeated="2" office:value-type="string" calcext:value-type="string">
            <text:p>Program initializes with minimal output. Terminal is released. READY packet is sent localhost to localhost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BD-SI-4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1)Start Server</text:p>
          </table:table-cell>
          <table:table-cell office:value-type="string" calcext:value-type="string">
            <text:p>-d 192.168.10.1</text:p>
          </table:table-cell>
          <table:table-cell table:number-columns-repeated="2" office:value-type="string" calcext:value-type="string">
            <text:p>Program initializes with minimal output. READY packet is sent from localhost to 192.168.10.1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BD-SI-5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1)Start Server</text:p>
          </table:table-cell>
          <table:table-cell office:value-type="string" calcext:value-type="string">
            <text:p>-s 192.168.10.1 -d 192.168.10.2</text:p>
          </table:table-cell>
          <table:table-cell table:number-columns-repeated="2" office:value-type="string" calcext:value-type="string">
            <text:p>Program initializes with minimal output. READY packet is sent from 192.168.10.1 to 192.168.10.2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BD-SI-6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1)Start Server</text:p>
          </table:table-cell>
          <table:table-cell office:value-type="string" calcext:value-type="string">
            <text:p>-p 8811</text:p>
          </table:table-cell>
          <table:table-cell table:number-columns-repeated="2" office:value-type="string" calcext:value-type="string">
            <text:p>Program initializes with minimal output. READY packet is sent from localhost to localhost. Backdoor is listening on port 8811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BD-SI-7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1)Start Server</text:p>
          </table:table-cell>
          <table:table-cell office:value-type="string" calcext:value-type="string">
            <text:p>--DEBUG -s 192.168.10.1 -d 192.168.10.2 -p 8811</text:p>
          </table:table-cell>
          <table:table-cell table:number-columns-repeated="2" office:value-type="string" calcext:value-type="string">
            <text:p>Program initializes with verbose output. READY packet is sent from 192.168.10.1 to 192.168.10.2. Backdoor is listening on port 8811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BD-SI-8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1)Start Server</text:p>
          </table:table-cell>
          <table:table-cell office:value-type="string" calcext:value-type="string">
            <text:p>--LEAVE -d 192.168.10.2 -p 8811</text:p>
          </table:table-cell>
          <table:table-cell table:number-columns-repeated="2" office:value-type="string" calcext:value-type="string">
            <text:p>Program initializes with minimal output. Terminal is released. READY packet is sent from localhost to 192.168.10.2. Backdoor is listening on port 8811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BD-E-1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1)Start Server2)Hping3 A Message</text:p>
          </table:table-cell>
          <table:table-cell office:value-type="string" calcext:value-type="string">
            <text:p>-e 1</text:p>
          </table:table-cell>
          <table:table-cell table:number-columns-repeated="2" office:value-type="string" calcext:value-type="string">
            <text:p>Program initializes with minimal output. READY packet is sent from localhost to localhost. Encryption is enabled with a caesar offset of 1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BD-E-2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1)Start Server2)Hping3 A Message</text:p>
          </table:table-cell>
          <table:table-cell office:value-type="string" calcext:value-type="string">
            <text:p>-e 1 -d 192.168.10.2</text:p>
          </table:table-cell>
          <table:table-cell table:number-columns-repeated="2" office:value-type="string" calcext:value-type="string">
            <text:p>Program initializes with minimal output. READY packet is sent from localhost to 192.168.10.2. Encryption is enabled with a caesar offset of 1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BD-E-3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1)Start Server2)Hping3 A Message</text:p>
          </table:table-cell>
          <table:table-cell office:value-type="string" calcext:value-type="string">
            <text:p>-e -5 -d 192.168.10.2</text:p>
          </table:table-cell>
          <table:table-cell table:number-columns-repeated="2" office:value-type="string" calcext:value-type="string">
            <text:p>Program initializes with minimal output. READY packet is sent from localhost to 192.168.10.2. Encryption si enabled with a caesar offset of -5</text:p>
          </table:table-cell>
          <table:table-cell office:value-type="string" calcext:value-type="string">
            <text:p>PASS</text:p>
          </table:table-cell>
        </table:table-row>
        <table:table-row table:style-name="ro6" table:number-rows-repeated="1048563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00-00-00</text:date>, <text:time style:data-style-name="N2" text:time-value="17:37:30.619301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Soer</meta:initial-creator>
    <meta:creation-date>2016-10-30T15:48:27.838537560</meta:creation-date>
    <dc:date>2016-10-30T17:53:04.706425302</dc:date>
    <dc:creator>Ben Soer</dc:creator>
    <meta:editing-duration>PT12M45S</meta:editing-duration>
    <meta:editing-cycles>5</meta:editing-cycles>
    <meta:generator>LibreOffice/5.1.6.2.0$Linux_X86_64 LibreOffice_project/10$Build-2</meta:generator>
    <meta:document-statistic meta:table-count="1" meta:cell-count="84" meta:object-count="0"/>
  </office:meta>
</office:document-meta>
</file>